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Preformatted_20_Text">
      <style:text-properties fo:language="zxx" fo:country="none" officeooo:rsid="00134db4" officeooo:paragraph-rsid="00134db4" style:language-asian="zxx" style:country-asian="none" style:language-complex="zxx" style:country-complex="none"/>
    </style:style>
    <style:style style:name="P4" style:family="paragraph" style:parent-style-name="Preformatted_20_Text">
      <style:text-properties fo:language="zxx" fo:country="none" style:text-underline-style="none" officeooo:rsid="00134db4" officeooo:paragraph-rsid="00134db4" style:language-asian="zxx" style:country-asian="none" style:language-complex="zxx" style:country-complex="none"/>
    </style:style>
    <style:style style:name="T1" style:family="text">
      <style:text-properties officeooo:rsid="001135b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135b3"/>
    </style:style>
    <style:style style:name="T4" style:family="text">
      <style:text-properties officeooo:rsid="001435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valifikasjon(<text:span text:style-name="T2">kvalifikasjon_id</text:span>, beskrivelse)</text:p>
      <text:p text:style-name="P1">kandidat(<text:span text:style-name="T2">kandidat_id</text:span>, fornavn, etternavn, telefon, epost)</text:p>
      <text:p text:style-name="P1">oppdrag(<text:span text:style-name="T2">oppdrag_id</text:span>, startdato, sluttdato, ant_timer, orgnummer*, kandidat_id*, kvalifikasjon_id*)</text:p>
      <text:p text:style-name="P1">sluttatest_mal(<text:span text:style-name="T2">mal_id</text:span>, beskrivelse)</text:p>
      <text:p text:style-name="P1">bedrift(<text:span text:style-name="T2">orgnummer</text:span>, navn, telefon, epost)</text:p>
      <text:p text:style-name="P1">kandidat_kvalifikasjon(<text:span text:style-name="T2">kandidat_</text:span><text:span text:style-name="T3">id*</text:span><text:span text:style-name="T1">, </text:span><text:span text:style-name="T3">kvalifikasjon_id*)</text:span></text:p>
      <text:p text:style-name="P3"><text:span text:style-name="T2"/></text:p>
      <text:p text:style-name="P4">ja det er rimelig at noen av fremmednøklene er null. For eksempel så kan fremmednøkkelen som lenker til kandidat i oppdrag være null, dette vil bety at oppdraget ikke har blitt gitt til en vikar end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6T13:18:18.237965408</dc:date>
    <meta:editing-duration>PT3M27S</meta:editing-duration>
    <meta:editing-cycles>3</meta:editing-cycles>
    <meta:generator>LibreOffice/6.4.5.2$Linux_X86_64 LibreOffice_project/40$Build-2</meta:generator>
    <meta:document-statistic meta:table-count="0" meta:image-count="0" meta:object-count="0" meta:page-count="1" meta:paragraph-count="7" meta:word-count="58" meta:character-count="527" meta:non-whitespace-character-count="476"/>
  </office:meta>
</office:document-meta>
</file>